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142163" officeooo:paragraph-rsid="00142163"/>
    </style:style>
    <style:style style:name="P2" style:family="paragraph" style:parent-style-name="Text_20_body">
      <style:text-properties officeooo:rsid="0016d60d" officeooo:paragraph-rsid="0016d60d"/>
    </style:style>
    <style:style style:name="T1" style:family="text">
      <style:text-properties officeooo:rsid="00142163"/>
    </style:style>
    <style:style style:name="T2" style:family="text">
      <style:text-properties officeooo:rsid="0018c3d1"/>
    </style:style>
    <style:style style:name="T3" style:family="text">
      <style:text-properties officeooo:rsid="001aab34"/>
    </style:style>
    <style:style style:name="T4" style:family="text">
      <style:text-properties officeooo:rsid="001b7efb"/>
    </style:style>
    <style:style style:name="T5" style:family="text">
      <style:text-properties officeooo:rsid="001c5d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tes Bachelor Thesis Presentation</text:h>
      <text:p text:style-name="Text_20_body"/>
      <text:h text:style-name="Heading_20_3" text:outline-level="3">Slide 2</text:h>
      <text:p text:style-name="P1">Condition of a Li<text:span text:style-name="T5">th</text:span>ium Ion Battery</text:p>
      <text:p text:style-name="P1">durability: how the internal behaves over time regarding aging </text:p>
      <text:p text:style-name="P1"/>
      <text:h text:style-name="Heading_20_3" text:outline-level="3">Slide 3</text:h>
      <text:p text:style-name="P1">Build of a lithium Ion Battery</text:p>
      <text:p text:style-name="P1">Aging Process → What makes a Lithium Ion Battery age?</text:p>
      <text:p text:style-name="P1">Meaning of the internal restistance</text:p>
      <text:p text:style-name="P1"/>
      <text:h text:style-name="Heading_20_3" text:outline-level="3">Slide 4</text:h>
      <text:p text:style-name="P1">Aging Process → Temperature, Cycle of Charging and Discharging, just an example from literature</text:p>
      <text:p text:style-name="P1"/>
      <text:h text:style-name="Heading_20_3" text:outline-level="3">Slide <text:span text:style-name="T1">5</text:span></text:h>
      <text:p text:style-name="P1">HPPC → long preperation time, example from the literature, parameters can be different for the measurement, repeating the right part until the battery reaches 10% of State of Charge, then repeat the measurement for increasing the State of Charge until 90%</text:p>
      <text:p text:style-name="P1"/>
      <text:h text:style-name="Heading_20_3" text:outline-level="3">Slide 6</text:h>
      <text:p text:style-name="P1">Galvanostatic Intermittent Titration Technique (GITT) → Similar to the HPPC method, <text:span text:style-name="T3">but a the behaviour of the material of the electrodes are important, therefore a model has to be created, chemical diffusion coefficient, thermodynamic properties of the el</text:span><text:span text:style-name="T5">e</text:span><text:span text:style-name="T3">ctrode material → better understanding of electrochemical behaviour</text:span></text:p>
      <text:p text:style-name="P1">Electrochemical Impedance Spectroscopy → <text:span text:style-name="T2">loaded with a sinusoidal excitation signal, voltage response is measured, often overlayed with different DC layers to tests diverse loads, </text:span><text:span text:style-name="T3">shows the beheaviour at different frequencies</text:span></text:p>
      <text:p text:style-name="P1"/>
      <text:h text:style-name="Heading_20_3" text:outline-level="3"><text:soft-page-break/>Slide 7</text:h>
      <text:p text:style-name="P2">Calorimetric Measurment → <text:span text:style-name="T3">temperature exchange between the surface temperature of the cell and the wall of </text:span><text:span text:style-name="T4">the calorimetric chamber</text:span></text:p>
      <text:p text:style-name="P2"/>
      <text:h text:style-name="Heading_20_3" text:outline-level="3">Slide 8</text:h>
      <text:p text:style-name="P2">Findings → SEI Layer (solid electrolyte interphase) is the passivation layer</text:p>
      <text:p text:style-name="P2">charge passage → <text:span text:style-name="T4">flow of electric charge through phase boundary</text:span></text:p>
      <text:p text:style-name="P2">Diffusion in Equilibrium → <text:span text:style-name="T4">through the separator</text:span></text:p>
      <text:h text:style-name="Heading_20_3" text:outline-level="3">Slide 9</text:h>
      <text:h text:style-name="Heading_20_3" text:outline-level="3">Slide 10</text:h>
      <text:h text:style-name="Heading_20_3" text:outline-level="3">Slide 11</text:h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06:59:53.155817908</meta:creation-date>
    <dc:date>2022-06-29T08:04:29.573491351</dc:date>
    <meta:editing-duration>PT32M34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2" meta:paragraph-count="24" meta:word-count="237" meta:character-count="1538" meta:non-whitespace-character-count="1324"/>
  </office:meta>
</office:document-meta>
</file>